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/>
          <table:table-cell table:style-name="ce0" office:value-type="string">
            <text:p>↑: Zazābu・Dābu Cavern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/>
          <table:table-cell table:style-name="ce0" office:value-type="string">
            <text:p>↑：Dābu・Mt. Mahai・Jakla Forest
→：Zazābu Port Town
↓：Great Sunrise Bridge・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